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00000002F8EC296414AB01566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T Reponse" svg:font-family="'LT Repons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1142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draw:marker-start-width="0.321cm" draw:marker-end="Extrémités_20_de_20_flèche_20_4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draw:marker-start-width="0.321cm" draw:marker-end="Extrémités_20_de_20_flèche_20_5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svg:stroke-width="0.081cm" draw:marker-start-width="0.321cm" draw:marker-end="Extrémités_20_de_20_flèche_20_6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-width="0.321cm" draw:marker-end="Extrémités_20_de_20_flèche_20_7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3cm"/>
      <style:paragraph-properties style:writing-mode="lr-tb"/>
    </style:style>
    <style:style style:name="gr8" style:family="graphic" style:parent-style-name="objectwithoutfill">
      <style:graphic-properties svg:stroke-width="0.081cm" draw:marker-start-width="0.321cm" draw:marker-end="Extrémités_20_de_20_flèche_20_8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draw:marker-start-width="0.321cm" draw:marker-end="Extrémités_20_de_20_flèche_20_9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4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13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1.315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text-properties style:font-name="LT Reponse"/>
    </style:style>
    <style:style style:name="P2" style:family="paragraph">
      <style:paragraph-properties style:writing-mode="lr-tb"/>
      <style:text-properties style:font-name="LT Reponse"/>
    </style:style>
    <style:style style:name="P3" style:family="paragraph">
      <style:text-properties style:font-name="LT Reponse" fo:font-size="28pt" style:font-size-asian="28pt" style:font-size-complex="28pt"/>
    </style:style>
    <style:style style:name="P4" style:family="paragraph">
      <loext:graphic-properties draw:fill-color="#ffffff"/>
      <style:paragraph-properties style:writing-mode="lr-tb"/>
      <style:text-properties style:font-name="LT Reponse"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LT Reponse"/>
    </style:style>
    <style:style style:name="P9" style:family="paragraph">
      <style:paragraph-properties fo:text-align="end"/>
      <style:text-properties style:font-name="LT Reponse"/>
    </style:style>
    <style:style style:name="P10" style:family="paragraph">
      <loext:graphic-properties draw:fill="none" draw:fill-color="#ffffff"/>
      <style:text-properties style:font-name="LT Reponse" fo:font-size="28pt" style:font-size-asian="28pt" style:font-size-complex="28pt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style:font-name="LT Reponse"/>
    </style:style>
    <style:style style:name="T2" style:family="text">
      <style:text-properties style:font-name="LT Repons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Welcome !</text:span></text:p>
          </draw:text-box>
        </draw:frame>
        <draw:frame presentation:style-name="pr2" draw:text-style-name="P4" draw:layer="layout" svg:width="10.1cm" svg:height="1.315cm" svg:x="1.4cm" svg:y="3.685cm" presentation:class="subtitle" presentation:user-transformed="true">
          <draw:text-box>
            <text:p text:style-name="P3"><text:span text:style-name="T2">Ready for some physics ?</text:span></text:p>
          </draw:text-box>
        </draw:frame>
        <draw:frame draw:style-name="gr1" draw:text-style-name="P5" draw:layer="layout" svg:width="12.769cm" svg:height="7.581cm" svg:x="14cm" svg:y="6cm">
          <draw:image xlink:href="Pictures/1000020100000500000002F8EC296414AB015667.png" xlink:type="simple" xlink:show="embed" xlink:actuate="onLoad" draw:mime-type="image/png">
            <text:p/>
          </draw:image>
        </draw:frame>
        <draw:line draw:style-name="gr2" draw:text-style-name="P5" draw:layer="layout" svg:x1="19.603cm" svg:y1="12.619cm" svg:x2="17.686cm" svg:y2="11.374cm">
          <text:p/>
        </draw:line>
        <draw:line draw:style-name="gr3" draw:text-style-name="P7" draw:layer="layout" svg:x1="21.125cm" svg:y1="12.619cm" svg:x2="23.083cm" svg:y2="11.459cm">
          <text:p text:style-name="P6"><text:s/></text:p>
        </draw:line>
        <draw:frame draw:style-name="gr4" draw:text-style-name="P8" draw:layer="layout" svg:width="1.522cm" svg:height="0.962cm" svg:x="19.603cm" svg:y="12.619cm">
          <draw:text-box>
            <text:p text:style-name="P1"><text:span text:style-name="T1">hold</text:span></text:p>
          </draw:text-box>
        </draw:frame>
        <draw:line draw:style-name="gr5" draw:text-style-name="P5" draw:layer="layout" svg:x1="21.125cm" svg:y1="11.583cm" svg:x2="21.75cm" svg:y2="10.979cm">
          <text:p/>
        </draw:line>
        <draw:line draw:style-name="gr6" draw:text-style-name="P5" draw:layer="layout" svg:x1="19.603cm" svg:y1="11.541cm" svg:x2="19cm" svg:y2="11cm">
          <text:p/>
        </draw:line>
        <draw:frame draw:style-name="gr7" draw:text-style-name="P8" draw:layer="layout" svg:width="2.293cm" svg:height="0.962cm" svg:x="19.603cm" svg:y="11.541cm">
          <draw:text-box>
            <text:p text:style-name="P1"><text:span text:style-name="T1">click</text:span></text:p>
          </draw:text-box>
        </draw:frame>
        <draw:line draw:style-name="gr8" draw:text-style-name="P5" draw:layer="layout" svg:x1="16.271cm" svg:y1="9.23cm" svg:x2="17.771cm" svg:y2="9.23cm">
          <text:p/>
        </draw:line>
        <draw:line draw:style-name="gr9" draw:text-style-name="P5" draw:layer="layout" svg:x1="24.479cm" svg:y1="9.208cm" svg:x2="22.979cm" svg:y2="9.208cm">
          <text:p/>
        </draw:line>
        <draw:frame draw:style-name="gr10" draw:text-style-name="P8" draw:layer="layout" svg:width="3cm" svg:height="2.691cm" svg:x="13.5cm" svg:y="8.309cm">
          <draw:text-box>
            <text:p text:style-name="P1"><text:span text:style-name="T1">forward,</text:span><text:span text:style-name="T1"><text:line-break/></text:span><text:span text:style-name="T1">backward,</text:span></text:p>
            <text:p text:style-name="P1"><text:span text:style-name="T1">left,</text:span></text:p>
            <text:p text:style-name="P1"><text:span text:style-name="T1">right</text:span></text:p>
          </draw:text-box>
        </draw:frame>
        <draw:frame draw:style-name="gr11" draw:text-style-name="P8" draw:layer="layout" svg:width="3.635cm" svg:height="3.095cm" svg:x="24.365cm" svg:y="7.5cm">
          <draw:text-box>
            <text:p text:style-name="P9"><text:span text:style-name="T1">up,</text:span><text:span text:style-name="T1"><text:line-break/></text:span><text:span text:style-name="T1">down,</text:span><text:span text:style-name="T1"><text:line-break/></text:span><text:span text:style-name="T1">turn left,</text:span><text:span text:style-name="T1"><text:line-break/></text:span><text:span text:style-name="T1">turn right</text:span></text:p>
          </draw:text-box>
        </draw:frame>
        <draw:frame draw:style-name="gr12" draw:text-style-name="P10" draw:layer="layout" svg:width="2.212cm" svg:height="1.195cm" svg:x="5.331cm" svg:y="7.805cm">
          <draw:text-box>
            <text:p text:style-name="P3"><text:span text:style-name="T2">No ?</text:span></text:p>
          </draw:text-box>
        </draw:frame>
        <draw:frame draw:style-name="gr13" draw:text-style-name="P10" draw:layer="layout" svg:width="10.378cm" svg:height="1.195cm" svg:x="1.622cm" svg:y="12cm">
          <draw:text-box>
            <text:p text:style-name="P3"><text:span text:style-name="T2">Be brave, it will be fun !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T Reponse" svg:font-family="'LT Repons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16T22:15:10.334000000</meta:creation-date>
    <dc:date>2020-12-17T03:18:13.193000000</dc:date>
    <meta:editing-duration>PT1H17M34S</meta:editing-duration>
    <meta:editing-cycles>7</meta:editing-cycles>
    <meta:generator>LibreOffice/7.0.3.1$Windows_X86_64 LibreOffice_project/d7547858d014d4cf69878db179d326fc3483e082</meta:generator>
    <meta:document-statistic meta:object-count="38"/>
  </office:meta>
</office:document-meta>
</file>